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Square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3.5cm" fo:padding-bottom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3" style:family="paragraph">
      <style:paragraph-properties fo:text-align="center"/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family="'Trebuchet MS'" style:font-family-generic="swiss" style:font-pitch="variable" fo:font-size="7pt" style:font-size-asian="7pt" style:font-size-complex="7pt"/>
    </style:style>
    <style:style style:name="T2" style:family="text">
      <style:text-properties fo:font-family="'Trebuchet MS'" style:font-family-generic="swiss" style:font-pitch="variable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cm" svg:height="1cm" svg:x="0.225cm" svg:y="0.1cm">
          <draw:glue-point draw:id="4" svg:x="-2.083cm" svg:y="5cm"/>
          <text:p text:style-name="P1"><text:span text:style-name="T1">Usunięcie przeszkód</text:span></text:p>
          <text:p text:style-name="P1"><text:span text:style-name="T1">będących dalej niż</text:span></text:p>
          <text:p text:style-name="P1"><text:span text:style-name="T1">2m od robo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cm" svg:height="1cm" svg:x="3.825cm" svg:y="0.1cm">
          <text:p text:style-name="P1"><text:span text:style-name="T1">Obrót (o ile możliwy)</text:span></text:p>
          <text:p text:style-name="P1"><text:span text:style-name="T1">i rejestracja nowych</text:span></text:p>
          <text:p text:style-name="P1"><text:span text:style-name="T1">przeszkó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cm" svg:height="1cm" svg:x="7.425cm" svg:y="0.1cm">
          <text:p text:style-name="P1"><text:span text:style-name="T1">Usunięcie przeszkód</text:span></text:p>
          <text:p text:style-name="P1"><text:span text:style-name="T1">będących dalej niż</text:span></text:p>
          <text:p text:style-name="P1"><text:span text:style-name="T1">30cm od robo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cm" svg:height="1cm" svg:x="11.025cm" svg:y="0.1cm">
          <draw:glue-point draw:id="4" svg:x="2.25cm" svg:y="5cm"/>
          <text:p text:style-name="P1"><text:span text:style-name="T1">Obrót (o ile możliwy)</text:span></text:p>
          <text:p text:style-name="P1"><text:span text:style-name="T1">i rejestracja nowych</text:span></text:p>
          <text:p text:style-name="P1"><text:span text:style-name="T1">przeszkó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cm" svg:height="1cm" svg:x="5.6cm" svg:y="2.3cm">
          <draw:glue-point draw:id="4" svg:x="-1cm" svg:y="-5.01cm"/>
          <draw:glue-point draw:id="5" svg:x="1cm" svg:y="-5cm"/>
          <draw:glue-point draw:id="6" svg:x="3cm" svg:y="-5.01cm"/>
          <draw:glue-point draw:id="7" svg:x="-3cm" svg:y="-5cm"/>
          <text:p text:style-name="P1"><text:span text:style-name="T1">Jazda do </text:span></text:p>
          <text:p text:style-name="P1"><text:span text:style-name="T1">wyznaczonego c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3cm" svg:height="1cm" svg:x="11cm" svg:y="2.3cm">
          <text:p text:style-name="P1"><text:span text:style-name="T1">Jazda przerwana,</text:span></text:p>
          <text:p text:style-name="P1"><text:span text:style-name="T1">cel nieosiąg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.725cm" svg:y1="1.1cm" svg:x2="6.2cm" svg:y2="2.3cm" draw:start-shape="id1" draw:start-glue-point="2" draw:end-shape="id2" draw:end-glue-point="7" svg:d="m1725 1100c0 976 4475 377 4475 1200">
          <text:p/>
        </draw:connector>
        <draw:connector draw:style-name="gr2" draw:text-style-name="P1" draw:layer="layout" draw:type="curve" svg:x1="5.325cm" svg:y1="1.1cm" svg:x2="6.8cm" svg:y2="2.3cm" draw:start-shape="id3" draw:start-glue-point="2" draw:end-shape="id2" draw:end-glue-point="4" svg:d="m5325 1100c0 976 1475 377 1475 1200">
          <text:p/>
        </draw:connector>
        <draw:connector draw:style-name="gr2" draw:text-style-name="P1" draw:layer="layout" draw:type="curve" svg:x1="8.925cm" svg:y1="1.1cm" svg:x2="7.4cm" svg:y2="2.3cm" draw:start-shape="id4" draw:start-glue-point="2" draw:end-shape="id2" draw:end-glue-point="5" svg:d="m8925 1100c0 976-1525 377-1525 1200">
          <text:p/>
        </draw:connector>
        <draw:connector draw:style-name="gr2" draw:text-style-name="P1" draw:layer="layout" draw:type="curve" svg:x1="12.525cm" svg:y1="1.1cm" svg:x2="8cm" svg:y2="2.3cm" draw:start-shape="id5" draw:start-glue-point="2" draw:end-shape="id2" draw:end-glue-point="6" svg:d="m12525 1100c0 976-4525 377-4525 1200">
          <text:p/>
        </draw:connector>
        <draw:connector draw:style-name="gr3" draw:text-style-name="P1" draw:layer="layout" draw:type="curve" svg:x1="3.225cm" svg:y1="0.6cm" svg:x2="3.825cm" svg:y2="0.6cm" draw:start-shape="id1" draw:start-glue-point="1" draw:end-shape="id3" draw:end-glue-point="3" svg:d="m3225 600h600">
          <text:p/>
        </draw:connector>
        <draw:connector draw:style-name="gr3" draw:text-style-name="P1" draw:layer="layout" draw:type="curve" svg:x1="6.825cm" svg:y1="0.6cm" svg:x2="7.425cm" svg:y2="0.6cm" draw:start-shape="id3" draw:start-glue-point="1" draw:end-shape="id4" draw:end-glue-point="3" svg:d="m6825 600h600">
          <text:p/>
        </draw:connector>
        <draw:connector draw:style-name="gr3" draw:text-style-name="P1" draw:layer="layout" draw:type="curve" svg:x1="10.425cm" svg:y1="0.6cm" svg:x2="11.025cm" svg:y2="0.6cm" draw:start-shape="id4" draw:start-glue-point="1" draw:end-shape="id5" draw:end-glue-point="3" svg:d="m10425 600h600">
          <text:p/>
        </draw:connector>
        <draw:connector draw:style-name="gr3" draw:text-style-name="P1" draw:layer="layout" draw:type="curve" svg:x1="5.6cm" svg:y1="2.8cm" svg:x2="1.101cm" svg:y2="1.1cm" draw:start-shape="id2" draw:start-glue-point="3" draw:end-shape="id1" draw:end-glue-point="4" svg:d="m5600 2800c-3000 0-4499-566-4499-1700">
          <text:p/>
        </draw:connector>
        <draw:connector draw:style-name="gr3" draw:text-style-name="P1" draw:layer="layout" draw:type="curve" svg:x1="13.2cm" svg:y1="1.1cm" svg:x2="12.5cm" svg:y2="2.3cm" draw:start-shape="id5" draw:start-glue-point="4" draw:end-shape="id6" draw:end-glue-point="0" svg:d="m13200 1100c0 976-700 377-700 1200">
          <text:p/>
        </draw:connector>
        <draw:line draw:style-name="gr2" draw:text-style-name="P1" draw:layer="layout" svg:x1="1cm" svg:y1="4.1cm" svg:x2="5cm" svg:y2="4.1cm">
          <text:p/>
        </draw:line>
        <draw:line draw:style-name="gr3" draw:text-style-name="P1" draw:layer="layout" svg:x1="9cm" svg:y1="4.1cm" svg:x2="13cm" svg:y2="4.1cm">
          <text:p/>
        </draw:line>
        <draw:frame draw:style-name="gr4" draw:text-style-name="P3" draw:layer="layout" svg:width="4cm" svg:height="0.582cm" svg:x="1cm" svg:y="3.6cm">
          <draw:text-box>
            <text:p text:style-name="P1"><text:span text:style-name="T2">Istnieje wolna ścieżka</text:span></text:p>
          </draw:text-box>
        </draw:frame>
        <draw:frame draw:style-name="gr4" draw:text-style-name="P3" draw:layer="layout" svg:width="4cm" svg:height="0.582cm" svg:x="9cm" svg:y="3.6cm">
          <draw:text-box>
            <text:p text:style-name="P1"><text:span text:style-name="T2">Brak wolnej ścieżk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2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25T11:10:34</meta:creation-date>
    <dc:date>2011-08-25T11:39:35</dc:date>
    <dc:creator>Maciej Stefanczyk</dc:creator>
    <meta:editing-duration>PT00H10M11S</meta:editing-duration>
    <meta:editing-cycles>1</meta:editing-cycles>
    <meta:document-statistic meta:object-count="19"/>
    <meta:generator>OpenOffice.org/3.2$Unix OpenOffice.org_project/320m12$Build-9483</meta:generator>
  </office:meta>
</office:document-meta>
</file>